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2c3d" officeooo:paragraph-rsid="000f2c3d"/>
    </style:style>
    <style:style style:name="P2" style:family="paragraph" style:parent-style-name="Standard">
      <style:paragraph-properties fo:text-align="center" style:justify-single-word="false"/>
      <style:text-properties officeooo:rsid="000f2c3d" officeooo:paragraph-rsid="000f2c3d"/>
    </style:style>
    <style:style style:name="P3" style:family="paragraph" style:parent-style-name="Standard">
      <style:paragraph-properties fo:text-align="start" style:justify-single-word="false"/>
      <style:text-properties officeooo:rsid="000f2c3d" officeooo:paragraph-rsid="000f2c3d"/>
    </style:style>
    <style:style style:name="P4" style:family="paragraph" style:parent-style-name="Standard">
      <style:paragraph-properties fo:text-align="start" style:justify-single-word="false"/>
      <style:text-properties officeooo:rsid="0011130e" officeooo:paragraph-rsid="0011130e"/>
    </style:style>
    <style:style style:name="P5" style:family="paragraph" style:parent-style-name="Standard">
      <style:paragraph-properties fo:text-align="start" style:justify-single-word="false"/>
      <style:text-properties officeooo:rsid="0011130e" officeooo:paragraph-rsid="0012b9a3"/>
    </style:style>
    <style:style style:name="P6" style:family="paragraph" style:parent-style-name="Standard">
      <style:paragraph-properties fo:text-align="start" style:justify-single-word="false"/>
      <style:text-properties officeooo:rsid="001302af" officeooo:paragraph-rsid="001302af"/>
    </style:style>
    <style:style style:name="P7" style:family="paragraph" style:parent-style-name="Standard">
      <style:paragraph-properties fo:text-align="start" style:justify-single-word="false"/>
      <style:text-properties officeooo:rsid="0013f08a" officeooo:paragraph-rsid="001655c4"/>
    </style:style>
    <style:style style:name="P8" style:family="paragraph" style:parent-style-name="Standard">
      <style:paragraph-properties fo:text-align="start" style:justify-single-word="false"/>
      <style:text-properties officeooo:rsid="001b36aa" officeooo:paragraph-rsid="001b36aa"/>
    </style:style>
    <style:style style:name="P9" style:family="paragraph" style:parent-style-name="Standard">
      <style:paragraph-properties fo:text-align="start" style:justify-single-word="false"/>
      <style:text-properties officeooo:rsid="0012b9a3" officeooo:paragraph-rsid="0012b9a3"/>
    </style:style>
    <style:style style:name="T1" style:family="text">
      <style:text-properties officeooo:rsid="0010c6e2"/>
    </style:style>
    <style:style style:name="T2" style:family="text">
      <style:text-properties officeooo:rsid="00129ee1"/>
    </style:style>
    <style:style style:name="T3" style:family="text">
      <style:text-properties officeooo:rsid="0012b9a3"/>
    </style:style>
    <style:style style:name="T4" style:family="text">
      <style:text-properties officeooo:rsid="001302af"/>
    </style:style>
    <style:style style:name="T5" style:family="text">
      <style:text-properties officeooo:rsid="0013f08a"/>
    </style:style>
    <style:style style:name="T6" style:family="text">
      <style:text-properties officeooo:rsid="001655c4"/>
    </style:style>
    <style:style style:name="T7" style:family="text">
      <style:text-properties officeooo:rsid="00184ba7"/>
    </style:style>
    <style:style style:name="T8" style:family="text">
      <style:text-properties officeooo:rsid="001a4444"/>
    </style:style>
    <style:style style:name="T9" style:family="text">
      <style:text-properties officeooo:rsid="001bff5b"/>
    </style:style>
    <style:style style:name="T10" style:family="text">
      <style:text-properties officeooo:rsid="001dc2cf"/>
    </style:style>
    <style:style style:name="T11" style:family="text">
      <style:text-properties officeooo:rsid="002083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HEVET Théo</text:p>
      <text:p text:style-name="P1">CUZIN Florian<text:tab/></text:p>
      <text:p text:style-name="P1"/>
      <text:p text:style-name="P2">Compte rendu projet CPS</text:p>
      <text:p text:style-name="P2"/>
      <text:p text:style-name="P3"/>
      <text:p text:style-name="P3"/>
      <text:p text:style-name="P3">Le sujet qui nous <text:span text:style-name="T11">a</text:span> été <text:span text:style-name="T8">proposé </text:span>est de créer un jeu d'échecs en langage C. Le but de ce projet était <text:span text:style-name="T5">d’implémenter</text:span> 2 versions de codage des données : une version où l'on voit le plateau <text:span text:style-name="T5">d’échec</text:span> comme <text:s/>un tableau à 2 dimension de case (composées de la <text:span text:style-name="T7">pièce</text:span> et de sa couleur) et la deuxième version où l'échiquier est un tableau à une dimension composé d' entiers codés sur 32 bits <text:span text:style-name="T1">qui représente chacun une ligne de l’échiquier. Dans cette deuxième version une case de l'échiquier est représentée par 4 bits : 3 bits pour coder la pièce et 1 pour la couleur.</text:span></text:p>
      <text:p text:style-name="P3"/>
      <text:p text:style-name="P4">Pour cela nous avons choisi d'organiser notre programme en plusieurs parties : </text:p>
      <text:p text:style-name="P4">Les fichiers .c situés dans Application/Version*/the_sources/ : </text:p>
      <text:p text:style-name="P4"><text:tab/>-affichage.c : fonctions nécessaire pour afficher l'échiquier et lancer une partie</text:p>
      <text:p text:style-name="P5"><text:tab/></text:p>
      <text:p text:style-name="P5"><text:tab/>-coup<text:span text:style-name="T4">s</text:span>.<text:span text:style-name="T4">c</text:span> : fonctions jouer_coup, créer_coup et coup_valide qui servent respectivement à <text:s/><text:tab/><text:tab/>bouger une pièce sur l'échiquier, jouer un coup en l'ajoutant à la liste de coup <text:tab/><text:tab/><text:tab/>et la <text:span text:style-name="T7">dernière</text:span> fonction qui elle sert à savoir si un coup est valide (dans le terrain, sur <text:tab/><text:tab/>la bonne case comportant soit rien soit une pièce d'une autre couleur.</text:p>
      <text:p text:style-name="P5"><text:tab/></text:p>
      <text:p text:style-name="P5"><text:tab/>-echiquier.<text:span text:style-name="T4">c</text:span> : <text:span text:style-name="T2">fonctions utiles pour gérer un echiquier set_case, get_case, init_echiquier,<text:tab/><text:tab/><text:tab/>les fonctions de conversions indice/char char/indice et les fonctions de vérifications <text:tab/><text:tab/>pour éviter les sorties de tableau</text:span></text:p>
      <text:p text:style-name="P5"><text:tab/></text:p>
      <text:p text:style-name="P5"><text:tab/>-main.<text:span text:style-name="T4">c</text:span> : <text:span text:style-name="T3">appel des fonctions pour jouer une partie à partir d'un fichier</text:span></text:p>
      <text:p text:style-name="P5"><text:tab/></text:p>
      <text:p text:style-name="P5"><text:tab/>-pieces.<text:span text:style-name="T4">c</text:span> :<text:span text:style-name="T3">fonctions de conversion et type correspondant aux pièces du jeu</text:span></text:p>
      <text:p text:style-name="P5"/>
      <text:p text:style-name="P9">Les fichiers .h sont situés dans Application/Version*/the_headers/ .</text:p>
      <text:p text:style-name="P5"/>
      <text:p text:style-name="P8">Pour que notre projet marche, il faut que la librairie donné soit dans le dossier /us<text:span text:style-name="T9">r</text:span>/lib/.</text:p>
      <text:p text:style-name="P5"/>
      <text:p text:style-name="P6">La seule différence entre les fichiers de la version 1 et 2 se trouve dans echiquier.c. En effet la seule différence entre les deux versions est la façon de coder notre échiquier, les fonctions qui ont donc été changés sont : get_case qui nous renvoie la pièce et la couleur de la case <text:span text:style-name="T5">à l'endroit indiqué</text:span>, set_case qui met une pièce d'une couleur à un emplacement donné, <text:span text:style-name="T5">case_t_de_pc qui nous renvoi une case composée d'une piece de la couleur donnée, les fonctions de conversion piece_t_de_case_t et couleur_t_de_case_t qui nous renvoi respectivement la pièce d'une case et la couleur d'une case,</text:span> et init_echiquier qui el<text:span text:style-name="T5">le initialise l'échiquier.</text:span></text:p>
      <text:p text:style-name="P6"/>
      <text:p text:style-name="P7">Pour compiler les différentes versions il suffit de fai<text:span text:style-name="T10">re</text:span> un make dans le répertoire the_sources/ correspondant ; <text:span text:style-name="T7">l’exécutable</text:span> est alors créer dans le répertoire bin/ . Il <text:span text:style-name="T7">s’exécute</text:span> de telle sorte : « ./version[1 ou 2] nom_fichier » <text:s text:c="2"/>où nom_fichier est le fichier qui comporte les différents coups <text:span text:style-name="T6">à </text:span>effectu<text:span text:style-name="T6">er</text:span> pendant la parties.</text:p>
      <text:p text:style-name="P7">Dans ce fichier un coup est par exemple <text:span text:style-name="T7">noté par </text:span>A1A4 et il y <text:span text:style-name="T8">en a </text:span>seulement un par ligne (lettre entre 'A' et 'H' et chiffre entre '1' et '8'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15:35:47.368000000</meta:creation-date>
    <dc:date>2017-04-09T16:58:25.932000000</dc:date>
    <meta:editing-duration>PT2H13S</meta:editing-duration>
    <meta:editing-cycles>8</meta:editing-cycles>
    <meta:generator>LibreOffice/5.0.5.2$Windows_X86_64 LibreOffice_project/55b006a02d247b5f7215fc6ea0fde844b30035b3</meta:generator>
    <meta:document-statistic meta:table-count="0" meta:image-count="0" meta:object-count="0" meta:page-count="1" meta:paragraph-count="20" meta:word-count="465" meta:character-count="2826" meta:non-whitespace-character-count="2350"/>
  </office:meta>
</office:document-meta>
</file>